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8e63" officeooo:paragraph-rsid="00118e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gtgby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1T09:57:58.066576387</meta:creation-date>
    <dc:date>2019-05-31T09:58:16.009661160</dc:date>
    <meta:editing-duration>PT22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1" meta:character-count="7" meta:non-whitespace-character-count="7"/>
  </office:meta>
</office:document-meta>
</file>